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10.00pt"/>
    </style:style>
    <style:style style:name="P2" style:family="paragraph">
      <style:paragraph-properties fo:line-height="115.00%" fo:text-align="left" fo:margin-bottom="10.00pt"/>
    </style:style>
  </office:automatic-styles>
  <office:body>
    <office:text>
      <text:p text:style-name="P1"><text:span text:style-name="T1">Task 1:</text:span></text:p>
      <text:p text:style-name="P1"><draw:frame text:anchor-type="as-char" svg:width="152.40mm" svg:height="89.96mm" style:rel-width="scale" style:rel-height="scale"><draw:object-ole xlink:href="OleObj1"/><draw:image xlink:href="ObjectReplacements/OleObj1"/></draw:frame><text:span text:style-name="T1"/></text:p>
      <text:p text:style-name="P1"><text:span text:style-name="T1">Task 2:</text:span></text:p>
      <text:p text:style-name="P1"><text:span text:style-name="T1">Identify a real-world application for both parallel computing and networked systems. Explain how these technologies are used and why they are important in that context.</text:span></text:p>
      <text:p text:style-name="P1"><text:span text:style-name="T1">Real-world Application 1: Parallel Computing</text:span></text:p>
      <text:p text:style-name="P1"><text:span text:style-name="T1">----------------------------------------------</text:span></text:p>
      <text:p text:style-name="P1"><text:span text:style-name="T1">Application: Large-scale data processing and analysis in scientific research.</text:span></text:p>
      <text:p text:style-name="P1"><text:span text:style-name="T1">How it's used: In scientific research, particularly in fields like genomics, climate modeling, and particle physics, massive amounts of data are generated and analyzed. Parallel computing is crucial in this context to speed up complex computations and simulations. For example, parallel computing techniques such as parallelized algorithms, distributed computing frameworks (like MPI and OpenMP), and GPU acceleration are used to process and analyze large datasets simultaneously across multiple computing cores or nodes. This significantly reduces the time required for data analysis and allows researchers to derive insights more quickly.</text:span></text:p>
      <text:p text:style-name="P1"><text:span text:style-name="T1">Importance: Parallel computing is essential in scientific research as it enables researchers to tackle computationally intensive tasks efficiently. By leveraging the combined computational power of multiple processors or nodes, parallel computing accelerates simulations, modeling, and data analysis, leading to faster discoveries and advancements in various scientific fields.</text:span></text:p>
      <text:p text:style-name="P1"><text:span text:style-name="T1">Real-world Application 2: Networked Systems</text:span></text:p>
      <text:p text:style-name="P1"><text:span text:style-name="T1">---------------------------------------------</text:span></text:p>
      <text:p text:style-name="P1"><text:span text:style-name="T1">Application: Cloud-based file storage and collaboration platforms.</text:span></text:p>
      <text:p text:style-name="P1"><text:span text:style-name="T1">How it's used: Cloud-based file storage and collaboration platforms, such as Google Drive, Dropbox, and Microsoft OneDrive, rely on networked systems to provide users with seamless access to their files from anywhere with an internet connection. These platforms use distributed storage systems and network protocols to synchronize and replicate data across multiple servers or data centers. Networked systems ensure data availability, reliability, and accessibility, allowing users to collaborate on documents, share files, and access their data across different devices.</text:span></text:p>
      <text:p text:style-name="P1"><text:span text:style-name="T1">Importance: Networked systems are crucial for cloud-based file storage and collaboration platforms as they enable secure, reliable, and scalable data storage and access. By leveraging networked architectures, these platforms ensure data redundancy, disaster recovery, and efficient data transfer, enhancing productivity and collaboration for users in both personal and enterprise settings.</text:span></text:p>
      <text:p text:style-name="P1"><text:span text:style-name="T1">Combined Importance:</text:span></text:p>
      <text:p text:style-name="P1"><text:span text:style-name="T1">---------------------</text:span></text:p>
      <text:p text:style-name="P1"><text:span text:style-name="T1">The combination of parallel computing and networked systems is particularly impactful in scenarios where large-scale data processing and analysis are required, such as scientific research, big data analytics, and cloud computing environments. By integrating parallel computing techniques with networked architectures, organizations can achieve high-performance computing capabilities, scalable data processing, and efficient resource utilization, leading to faster insights, improved productivity, and enhanced decision-making capabilities.</text:span></text:p>
      <text:p text:style-name="P2"><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